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6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T1" style:family="text"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/>
    </style:style>
    <style:style style:name="T6" style:family="text">
      <style:text-properties fo:color="#000000" fo:font-size="12pt" fo:font-weight="normal" style:font-size-asian="12pt" style:font-weight-asian="normal" style:font-size-complex="12pt"/>
    </style:style>
    <style:style style:name="T7" style:family="text">
      <style:text-properties fo:color="#000000" fo:font-weight="normal" style:font-weight-asian="normal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homas Hvizdos</text:span></text:p>
      <text:p text:style-name="P1"/>
      <text:p text:style-name="P1">873 Idaho Avenue West<text:span text:style-name="T2"><text:tab/>612-807-4669</text:span></text:p>
      <text:p text:style-name="P3">St. Paul, MN, 55117<text:span text:style-name="T2"><text:tab/></text:span><text:span text:style-name="T5">thohvi0194</text:span>@gmail.com</text:p>
      <text:p text:style-name="P3"/>
      <text:p text:style-name="P2"><text:span text:style-name="T4">EDUCATION</text:span></text:p>
      <text:p text:style-name="P2"><text:span text:style-name="T3">University of Minnesota</text:span></text:p>
      <text:p text:style-name="P2"><text:span text:style-name="T2">Bachelor of Arts, Computer Science<text:tab/><text:tab/><text:tab/><text:tab/> <text:s text:c="7"/>Minors in English, Mathematics</text:span></text:p>
      <text:p text:style-name="P2"><text:span text:style-name="T2">GPA: 3.75/4.0<text:tab/><text:tab/><text:tab/><text:tab/><text:tab/><text:tab/></text:span> <text:s text:c="5"/><text:span text:style-name="T2">Graduated May 2016, </text:span>summa cum laude</text:p>
      <text:p text:style-name="P2"/>
      <text:p text:style-name="P2"><text:span text:style-name="T3">University of Limerick – Study Abroad Semester<text:tab/><text:tab/><text:tab/> <text:s text:c="2"/><text:tab/> <text:s text:c="7"/></text:span><text:span text:style-name="T2">Limerick, Ireland</text:span></text:p>
      <text:p text:style-name="P4"/>
      <text:p text:style-name="P4"><text:span text:style-name="T4">SKILLS</text:span></text:p>
      <text:list xml:id="list6930200107825233519" text:style-name="WWNum1">
        <text:list-item>
          <text:p text:style-name="P6"><text:span text:style-name="T2">Experience with C, C++, Java</text:span></text:p>
        </text:list-item>
        <text:list-item>
          <text:p text:style-name="P6"><text:span text:style-name="T2">Knowledge of x86 assembly, Python, OCaml</text:span></text:p>
        </text:list-item>
        <text:list-item>
          <text:p text:style-name="P6">Understanding of software design principles: object-oriented design, modularity, information-hiding, loose coupling, design patterns, etc.</text:p>
        </text:list-item>
      </text:list>
      <text:p text:style-name="P10"/>
      <text:p text:style-name="P4"><text:span text:style-name="T4">WORK EXPERIENCE</text:span></text:p>
      <text:p text:style-name="P4"><text:span text:style-name="T3">Undergraduate TA (Computer Science Department)</text:span><text:span text:style-name="T2"><text:tab/><text:tab/></text:span><text:span text:style-name="T3">University of Minnesota </text:span><text:span text:style-name="T2">September 2015 to Present</text:span></text:p>
      <text:list xml:id="list4079989091864204606" text:style-name="WWNum3">
        <text:list-item>
          <text:p text:style-name="P9"><text:span text:style-name="T2">Led lab sections with other TAs and guided students through practical uses of classroom concepts</text:span></text:p>
        </text:list-item>
        <text:list-item>
          <text:p text:style-name="P9"><text:span text:style-name="T2">Met one on one with students to help them debug code and come to clearer understandings of class topics.</text:span></text:p>
        </text:list-item>
        <text:list-item>
          <text:p text:style-name="P9"><text:span text:style-name="T2">Graded homework assignments and tests, ensuring uniformity in treatment and including feedback intended to help students improve their performances.</text:span></text:p>
        </text:list-item>
      </text:list>
      <text:p text:style-name="P4"/>
      <text:p text:style-name="P4"><text:span text:style-name="T3">Student Supervisor<text:tab/><text:tab/><text:tab/>University of Minnesota Parking and Transportation </text:span><text:span text:style-name="T2">December 2014 to September 2015</text:span></text:p>
      <text:list xml:id="list6955002508836175742" text:style-name="WWNum2">
        <text:list-item>
          <text:p text:style-name="P7"><text:span text:style-name="T2">Responded by phone to questions and concerns, facilitating customer satisfaction and avoiding revenue loss.</text:span></text:p>
        </text:list-item>
        <text:list-item>
          <text:p text:style-name="P7"><text:soft-page-break/><text:span text:style-name="T2">Directed reports of damaged equipment to appropriate staff, ensuring smooth operation of parking facilities.</text:span></text:p>
        </text:list-item>
        <text:list-item>
          <text:p text:style-name="P7"><text:span text:style-name="T2">Performed various tasks that aided organization of office finances, provided information to attendants, and improved productivity of full-time staff.</text:span></text:p>
        </text:list-item>
      </text:list>
      <text:p text:style-name="P4"/>
      <text:p text:style-name="P4"><text:span text:style-name="T3">Wilderness Guide<text:tab/><text:tab/><text:tab/><text:tab/><text:tab/><text:tab/><text:tab/><text:tab/> <text:s text:c="7"/>Camp Amnicon</text:span><text:span text:style-name="T2"> June 2014 – August 2014</text:span></text:p>
      <text:list xml:id="list526296211971874465" text:style-name="WWNum4">
        <text:list-item>
          <text:p text:style-name="P8"><text:span text:style-name="T2">Led junior/senior high school students on week-long canoe trips, providing a unique wilderness experience and maintaining safety.</text:span></text:p>
        </text:list-item>
        <text:list-item>
          <text:p text:style-name="P8"><text:span text:style-name="T2">Facilitated group discussions on various themes, providing campers with a safe space to explore challenging issues.</text:span></text:p>
        </text:list-item>
        <text:list-item>
          <text:p text:style-name="P8"><text:span text:style-name="T2">Dynamically addressed physical, logistical, and emotional problems as they arose, allowing campers to focus on learning and having fu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66" meta:character-count="1932" meta:non-whitespace-character-count="1647"/>
    <meta:generator>LibreOfficeDev/5.1.0.3$Linux_X86_64 LibreOffice_project/</meta:generator>
  </office:meta>
</office:document-meta>
</file>